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04pt"/>
    </style:style>
    <style:style style:name="co4" style:family="table-column">
      <style:table-column-properties fo:break-before="auto" style:column-width="11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42424" style:text-outline="false" style:text-line-through-style="none" style:text-line-through-type="none" style:font-name="Open Sans" fo:font-size="5.5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5.59999990463257pt" style:language-asian="zh" style:country-asian="CN" style:font-style-asian="normal" style:font-weight-asian="normal" style:font-name-complex="Open Sans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42424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10pt" style:language-asian="zh" style:country-asian="CN" style:font-style-asian="normal" style:font-weight-asian="normal" style:font-name-complex="Ope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ce181e"/>
    </style:style>
    <style:style style:name="ce13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color="#242424" style:font-name="Open Sans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Open Sans" style:font-name-complex="Open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→link_1</text:p>
          </table:table-cell>
          <table:table-cell office:value-type="string" calcext:value-type="string">
            <text:p>joint1</text:p>
          </table:table-cell>
          <table:table-cell table:style-name="ce1" office:value-type="float" office:value="0.057188" calcext:value-type="float">
            <text:p>0.057188</text:p>
          </table:table-cell>
          <table:table-cell table:style-name="ce1" office:value-type="string" calcext:value-type="string">
            <text:p><text:span text:style-name="T1">0.0059831 </text:span></text:p>
          </table:table-cell>
          <table:table-cell table:style-name="ce5" office:value-type="string" calcext:value-type="string">
            <text:p><text:span text:style-name="T1">0.13343</text:span></text:p>
          </table:table-cell>
          <table:table-cell table:formula="of:=SUM([.C2]^2;[.D2]^2;[.E2]^2)" office:value-type="float" office:value="0.02110982972961" calcext:value-type="float">
            <text:p>0.02110982972961</text:p>
          </table:table-cell>
          <table:table-cell table:style-name="ce6" table:formula="of:=SQRT([.F2])" office:value-type="float" office:value="0.145292221848281" calcext:value-type="float">
            <text:p>0.145292221848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_1→link_2</text:p>
          </table:table-cell>
          <table:table-cell office:value-type="string" calcext:value-type="string">
            <text:p>joint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18967" calcext:value-type="float">
            <text:p>0.18967</text:p>
          </table:table-cell>
          <table:table-cell office:value-type="float" office:value="0" calcext:value-type="float">
            <text:p>0</text:p>
          </table:table-cell>
          <table:table-cell table:formula="of:=SUM([.C3]^2;[.D3]^2;[.E3]^2)" office:value-type="float" office:value="0.0359747089" calcext:value-type="float">
            <text:p>0.0359747089</text:p>
          </table:table-cell>
          <table:table-cell table:style-name="ce6" table:formula="of:=SQRT([.F3])" office:value-type="float" office:value="0.18967" calcext:value-type="float">
            <text:p>0.18967</text:p>
          </table:table-cell>
          <table:table-cell/>
          <table:table-cell table:formula="of:=[.G2]+[.G3]" office:value-type="float" office:value="0.334962221848281" calcext:value-type="float">
            <text:p>0.334962221848281</text:p>
          </table:table-cell>
          <table:table-cell/>
          <table:table-cell office:value-type="string" calcext:value-type="string">
            <text:p>L1</text:p>
          </table:table-cell>
          <table:table-cell table:formula="of:=[.I3]" office:value-type="float" office:value="0.334962221848281" calcext:value-type="float">
            <text:p>0.334962221848281</text:p>
          </table:table-cell>
        </table:table-row>
        <table:table-row table:style-name="ro1">
          <table:table-cell office:value-type="string" calcext:value-type="string">
            <text:p>link_2→link_3</text:p>
          </table:table-cell>
          <table:table-cell office:value-type="string" calcext:value-type="string">
            <text:p>joint3</text:p>
          </table:table-cell>
          <table:table-cell table:style-name="ce2" office:value-type="float" office:value="-0.024558" calcext:value-type="float">
            <text:p>-0.024558</text:p>
          </table:table-cell>
          <table:table-cell table:style-name="ce4" office:value-type="string" calcext:value-type="string">
            <text:p><text:span text:style-name="T1">0.12737 </text:span></text:p>
          </table:table-cell>
          <table:table-cell table:style-name="ce4" office:value-type="string" calcext:value-type="string">
            <text:p><text:span text:style-name="T1">-0.16578</text:span></text:p>
          </table:table-cell>
          <table:table-cell table:formula="of:=SUM([.C4]^2;[.D4]^2;[.E4]^2)" office:value-type="float" office:value="0.044309220664" calcext:value-type="float">
            <text:p>0.044309220664</text:p>
          </table:table-cell>
          <table:table-cell table:style-name="ce6" table:formula="of:=SQRT([.F4])" office:value-type="float" office:value="0.210497555007178" calcext:value-type="float">
            <text:p>0.210497555007178</text:p>
          </table:table-cell>
          <table:table-cell table:number-columns-repeated="3"/>
          <table:table-cell office:value-type="string" calcext:value-type="string">
            <text:p>L2</text:p>
          </table:table-cell>
          <table:table-cell table:formula="of:=[.G4]" office:value-type="float" office:value="0.210497555007178" calcext:value-type="float">
            <text:p>0.210497555007178</text:p>
          </table:table-cell>
        </table:table-row>
        <table:table-row table:style-name="ro1">
          <table:table-cell office:value-type="string" calcext:value-type="string">
            <text:p>link_3→link_4</text:p>
          </table:table-cell>
          <table:table-cell office:value-type="string" calcext:value-type="string">
            <text:p>joint4</text:p>
          </table:table-cell>
          <table:table-cell table:style-name="ce2" office:value-type="float" office:value="0.0088" calcext:value-type="float">
            <text:p>0.0088</text:p>
          </table:table-cell>
          <table:table-cell table:style-name="ce4" office:value-type="string" calcext:value-type="string">
            <text:p><text:span text:style-name="T1">-0.1588</text:span></text:p>
          </table:table-cell>
          <table:table-cell office:value-type="float" office:value="0" calcext:value-type="float">
            <text:p>0</text:p>
          </table:table-cell>
          <table:table-cell table:formula="of:=SUM([.C5]^2;[.D5]^2;[.E5]^2)" office:value-type="float" office:value="0.02529488" calcext:value-type="float">
            <text:p>0.02529488</text:p>
          </table:table-cell>
          <table:table-cell table:style-name="ce6" table:formula="of:=SQRT([.F5])" office:value-type="float" office:value="0.15904364180941" calcext:value-type="float">
            <text:p>0.15904364180941</text:p>
          </table:table-cell>
          <table:table-cell table:formula="of:=[.G5]+[.G6]" office:value-type="float" office:value="0.26434364180941" calcext:value-type="float">
            <text:p>0.26434364180941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formula="of:=[.I7]" office:value-type="float" office:value="0.427990120537185" calcext:value-type="float">
            <text:p>0.427990120537185</text:p>
          </table:table-cell>
        </table:table-row>
        <table:table-row table:style-name="ro1">
          <table:table-cell office:value-type="string" calcext:value-type="string">
            <text:p>link_4-&gt;link_5</text:p>
          </table:table-cell>
          <table:table-cell office:value-type="string" calcext:value-type="string">
            <text:p>joint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53" calcext:value-type="float">
            <text:p>-0.1053</text:p>
          </table:table-cell>
          <table:table-cell table:formula="of:=SUM([.C6]^2;[.D6]^2;[.E6]^2)" office:value-type="float" office:value="0.01108809" calcext:value-type="float">
            <text:p>0.01108809</text:p>
          </table:table-cell>
          <table:table-cell table:style-name="ce6" table:formula="of:=SQRT([.F6])" office:value-type="float" office:value="0.1053" calcext:value-type="float">
            <text:p>0.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_5→link_6</text:p>
          </table:table-cell>
          <table:table-cell office:value-type="string" calcext:value-type="string">
            <text:p>joint6</text:p>
          </table:table-cell>
          <table:table-cell table:style-name="ce2" office:value-type="float" office:value="-0.0039" calcext:value-type="float">
            <text:p>-0.0039</text:p>
          </table:table-cell>
          <table:table-cell office:value-type="float" office:value="0" calcext:value-type="float">
            <text:p>0</text:p>
          </table:table-cell>
          <table:table-cell office:value-type="float" office:value="0.1636" calcext:value-type="float">
            <text:p>0.1636</text:p>
          </table:table-cell>
          <table:table-cell table:formula="of:=SUM([.C7]^2;[.D7]^2;[.E7]^2)" office:value-type="float" office:value="0.02678017" calcext:value-type="float">
            <text:p>0.02678017</text:p>
          </table:table-cell>
          <table:table-cell table:style-name="ce6" table:formula="of:=SQRT([.F7])" office:value-type="float" office:value="0.163646478727775" calcext:value-type="float">
            <text:p>0.163646478727775</text:p>
          </table:table-cell>
          <table:table-cell/>
          <table:table-cell table:formula="of:=[.G5]+[.G6]+[.G7]" office:value-type="float" office:value="0.427990120537185" calcext:value-type="float">
            <text:p>0.42799012053718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nk1</text:p>
          </table:table-cell>
          <table:table-cell table:formula="of:=([.C2]-[.C3])^2" office:value-type="float" office:value="0.003270467344" calcext:value-type="float">
            <text:p>0.003270467344</text:p>
          </table:table-cell>
          <table:table-cell table:formula="of:=([.D2]-[.D3])^2" office:value-type="float" office:value="0.03374087723161" calcext:value-type="float">
            <text:p>0.03374087723161</text:p>
          </table:table-cell>
          <table:table-cell table:formula="of:=([.E2]-[.E3])^2" office:value-type="float" office:value="0.0178035649" calcext:value-type="float">
            <text:p>0.0178035649</text:p>
          </table:table-cell>
          <table:table-cell table:formula="of:=SUM([.C9:.E9])" office:value-type="float" office:value="0.05481490947561" calcext:value-type="float">
            <text:p>0.05481490947561</text:p>
          </table:table-cell>
          <table:table-cell table:formula="of:=SQRT([.F9])" office:value-type="float" office:value="0.23412584111031" calcext:value-type="float">
            <text:p>0.2341258411103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2</text:p>
          </table:table-cell>
          <table:table-cell table:formula="of:=([.C3]-[.C4])^2" office:value-type="float" office:value="0.000603095364" calcext:value-type="float">
            <text:p>0.000603095364</text:p>
          </table:table-cell>
          <table:table-cell table:formula="of:=([.D3]-[.D4])^2" office:value-type="float" office:value="0.00388129" calcext:value-type="float">
            <text:p>0.00388129</text:p>
          </table:table-cell>
          <table:table-cell table:formula="of:=([.E3]-[.E4])^2" office:value-type="float" office:value="0.0274830084" calcext:value-type="float">
            <text:p>0.0274830084</text:p>
          </table:table-cell>
          <table:table-cell table:formula="of:=SUM([.C10:.E10])" office:value-type="float" office:value="0.031967393764" calcext:value-type="float">
            <text:p>0.031967393764</text:p>
          </table:table-cell>
          <table:table-cell table:formula="of:=SQRT([.F10])" office:value-type="float" office:value="0.178794277771969" calcext:value-type="float">
            <text:p>0.1787942777719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3</text:p>
          </table:table-cell>
          <table:table-cell table:formula="of:=([.C4]-[.C5])^2" office:value-type="float" office:value="0.001112756164" calcext:value-type="float">
            <text:p>0.001112756164</text:p>
          </table:table-cell>
          <table:table-cell table:formula="of:=([.D4]-[.D5])^2" office:value-type="float" office:value="0.0818932689" calcext:value-type="float">
            <text:p>0.0818932689</text:p>
          </table:table-cell>
          <table:table-cell table:formula="of:=([.E4]-[.E5])^2" office:value-type="float" office:value="0.0274830084" calcext:value-type="float">
            <text:p>0.0274830084</text:p>
          </table:table-cell>
          <table:table-cell table:formula="of:=SUM([.C11:.E11])" office:value-type="float" office:value="0.110489033464" calcext:value-type="float">
            <text:p>0.110489033464</text:p>
          </table:table-cell>
          <table:table-cell table:formula="of:=SQRT([.F11])" office:value-type="float" office:value="0.332398907134184" calcext:value-type="float">
            <text:p>0.3323989071341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4</text:p>
          </table:table-cell>
          <table:table-cell table:formula="of:=([.C5]-[.C6])^2" office:value-type="float" office:value="0.00007744" calcext:value-type="float">
            <text:p>7.744E-05</text:p>
          </table:table-cell>
          <table:table-cell table:formula="of:=([.D5]-[.D6])^2" office:value-type="float" office:value="0.02521744" calcext:value-type="float">
            <text:p>0.02521744</text:p>
          </table:table-cell>
          <table:table-cell table:formula="of:=([.E5]-[.E6])^2" office:value-type="float" office:value="0.01108809" calcext:value-type="float">
            <text:p>0.01108809</text:p>
          </table:table-cell>
          <table:table-cell table:formula="of:=SUM([.C12:.E12])" office:value-type="float" office:value="0.03638297" calcext:value-type="float">
            <text:p>0.03638297</text:p>
          </table:table-cell>
          <table:table-cell table:formula="of:=SQRT([.F12])" office:value-type="float" office:value="0.190743204335043" calcext:value-type="float">
            <text:p>0.1907432043350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5</text:p>
          </table:table-cell>
          <table:table-cell table:formula="of:=([.C6]-[.C7])^2" office:value-type="float" office:value="0.00001521" calcext:value-type="float">
            <text:p>1.521E-05</text:p>
          </table:table-cell>
          <table:table-cell table:formula="of:=([.D6]-[.D7])^2" office:value-type="float" office:value="0" calcext:value-type="float">
            <text:p>0</text:p>
          </table:table-cell>
          <table:table-cell table:formula="of:=([.E6]-[.E7])^2" office:value-type="float" office:value="0.07230721" calcext:value-type="float">
            <text:p>0.07230721</text:p>
          </table:table-cell>
          <table:table-cell table:formula="of:=SUM([.C13:.E13])" office:value-type="float" office:value="0.07232242" calcext:value-type="float">
            <text:p>0.07232242</text:p>
          </table:table-cell>
          <table:table-cell table:formula="of:=SQRT([.F13])" office:value-type="float" office:value="0.268928280402043" calcext:value-type="float">
            <text:p>0.268928280402043</text:p>
          </table:table-cell>
          <table:table-cell table:number-columns-repeated="5"/>
        </table:table-row>
      </table:table>
      <table:table table:name="Sheet2" table:style-name="ta1"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_as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0.460329866170721" calcext:value-type="float">
            <text:p>0.460329866170721</text:p>
          </table:table-cell>
          <table:table-cell office:value-type="float" office:value="0.065217" calcext:value-type="float">
            <text:p>0.065217</text:p>
          </table:table-cell>
        </table:table-row>
        <table:table-row table:style-name="ro1">
          <table:table-cell office:value-type="string" calcext:value-type="string">
            <text:p>w_c</text:p>
          </table:table-cell>
          <table:table-cell table:style-name="ce13" office:value-type="float" office:value="76.669" calcext:value-type="float">
            <text:p>76.669</text:p>
          </table:table-cell>
          <table:table-cell/>
          <table:table-cell office:value-type="string" calcext:value-type="string">
            <text:p>J2</text:p>
          </table:table-cell>
          <table:table-cell office:value-type="float" office:value="0.454307543819724" calcext:value-type="float">
            <text:p>0.4543075438197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K_cp</text:p>
          </table:table-cell>
          <table:table-cell table:formula="of:=[.B2]*[.F1]" office:value-type="float" office:value="5.000122173" calcext:value-type="float">
            <text:p>5.000122173</text:p>
          </table:table-cell>
          <table:table-cell/>
          <table:table-cell office:value-type="string" calcext:value-type="string">
            <text:p>J3</text:p>
          </table:table-cell>
          <table:table-cell office:value-type="float" office:value="0.101042057002983" calcext:value-type="float">
            <text:p>0.101042057002983</text:p>
          </table:table-cell>
          <table:table-cell office:value-type="float" office:value="0.01579" calcext:value-type="float">
            <text:p>0.01579</text:p>
          </table:table-cell>
        </table:table-row>
      </table:table>
      <table:named-expressions>
        <table:named-range table:name="J_1" table:base-cell-address="$Sheet2.$E$1" table:cell-range-address="$Sheet2.$E$1"/>
        <table:named-range table:name="J_2" table:base-cell-address="$Sheet2.$E$2" table:cell-range-address="$Sheet2.$E$2"/>
        <table:named-range table:name="J_3" table:base-cell-address="$Sheet2.$E$3" table:cell-range-address="$Sheet2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22:47:10.462039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7:35:01.530933797</meta:creation-date>
    <dc:date>2020-05-19T23:13:09.880655961</dc:date>
    <meta:editing-duration>PT46M24S</meta:editing-duration>
    <meta:editing-cycles>5</meta:editing-cycles>
    <meta:generator>LibreOffice/6.0.7.3$Linux_X86_64 LibreOffice_project/00m0$Build-3</meta:generator>
    <meta:document-statistic meta:table-count="2" meta:cell-count="99" meta:object-count="0"/>
  </office:meta>
</office:document-meta>
</file>